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office:automatic-styles>
    <style:style style:name="T1" style:family="text">
      <style:text-properties fo:font-size="18pt"/>
    </style:style>
    <style:style style:name="T2" style:family="text">
      <style:text-properties fo:font-size="13.5pt"/>
    </style:style>
    <style:style style:name="T3" style:family="text">
      <style:text-properties fo:font-size="10pt"/>
    </style:style>
    <style:style style:name="T4" style:family="text">
      <style:text-properties fo:font-size="12pt"/>
    </style:style>
    <style:style style:name="P5" style:family="paragraph" style:parent-style-name="Hr_pb_0">
      <style:paragraph-properties fo:text-align="left" fo:margin-bottom="0cm"/>
    </style:style>
    <style:style style:name="P6" style:family="paragraph" style:parent-style-name="Standard">
      <style:paragraph-properties fo:text-align="left" fo:margin-bottom="0.494cm"/>
    </style:style>
    <style:style style:name="P7" style:family="paragraph" style:parent-style-name="Div">
      <style:paragraph-properties fo:text-align="left"/>
    </style:style>
    <style:style style:name="P1" style:family="paragraph" style:parent-style-name="Div">
      <style:paragraph-properties fo:text-align="center" fo:margin-bottom="0.494cm"/>
    </style:style>
    <style:style style:name="P2" style:family="paragraph" style:parent-style-name="Hr_pb">
      <style:paragraph-properties fo:text-align="left" fo:margin-bottom="0cm"/>
      <style:text-properties fo:font-size="13.5pt"/>
    </style:style>
    <style:style style:name="P3" style:family="paragraph" style:parent-style-name="Hr_pb">
      <style:paragraph-properties fo:text-align="left" fo:margin-bottom="0cm" fo:break-before="page"/>
      <style:text-properties fo:font-size="13.5pt"/>
    </style:style>
    <style:style style:name="P4" style:family="paragraph" style:parent-style-name="Div">
      <style:paragraph-properties fo:text-align="left" fo:margin-bottom="0.494cm"/>
    </style:style>
    <style:style style:name="Sect1" style:family="section"/>
    <style:page-layout style:name="PLayout2">
      <style:page-layout-properties fo:margin-top="2cm" fo:margin-bottom="2cm" fo:margin-left="3cm" fo:margin-right="1.5cm"/>
    </style:page-layout>
    <style:page-layout style:name="Standard">
      <style:page-layout-properties fo:margin-top="2cm" fo:margin-bottom="2cm" fo:margin-left="3cm" fo:margin-right="1.5cm"/>
    </style:page-layout>
  </office:automatic-styles>
  <office:body>
    <office:text>
      <text:section text:style-name="Sect1" text:name="Section1">
        <text:p text:style-name="P1"><text:span text:style-name="T1">In-Dash Car Computer</text:span><text:span text:style-name="T2"> </text:span></text:p>
        <text:p text:style-name="P1"><text:span text:style-name="T3">by</text:span><text:span text:style-name="T2"> </text:span></text:p>
        <text:p text:style-name="P1"><text:span text:style-name="T2">Tyrian Phagan </text:span></text:p>
        <text:p text:style-name="P2"/>
        <text:p text:style-name="P3"><text:span text:style-name="T2">Introduction</text:span> </text:p>
        <text:p text:style-name="P2"/>
        <text:p text:style-name="P4"><text:span text:style-name="T4"><text:tab/>It is often useful to have a computer in an automobile. A computer can play music, play video, access the internet, keep track of events, and display global positioning data. However, proprietary, in-dash computers are often expensive and lack functionality. Laptop computers provide an alternative with superior functionally but storage space can be an issue. More importantly, a laptop with a general purpose operating system does not present the functionality of a computer in a way that is easily accessible to the driver while the car is in motion. Here, we present an in-dash computer system that provides a general purpose interface for passengers and a simplified, restricted interface for the driver.</text:span> </text:p>
        <text:p text:style-name="P4"><text:span text:style-name="T4"><text:tab/>Open source software allows the computer to be updated and improved without cos. In comparison, proprietary systems can be discontinued or not updated regularly. </text:span></text:p>
        <text:p text:style-name="P4"><text:span text:style-name="T4"><text:tab/>First, work related to the car computer is discussed. Next, the specifics of the proposed car computer are detailed and the car computer is evaluated. Finally, the characteristics of the car computer are summarized.</text:span><text:span text:style-name="T2"> </text:span></text:p>
        <text:p text:style-name="P4"/>
        <text:p text:style-name="P4"><text:span text:style-name="T2">Related Work</text:span></text:p>
        <text:p text:style-name="P4"><text:span text:style-name="T4"><text:tab/>In-dash, global position system(GPS) computers have become fairly common but often these systems require a costly fee to update the maps and they do not provide many auxiliary functions. PDA and cellphone devices provide similar functions to those desired for the car computer. Some devices have GPS support.<text:line-break/><text:tab/>A distribution of Linux called PyCar(1) aims to provide some functionality for a car computer. Its features are primarily orientated towards playing movies and music. This distribution is a pure python GUI on top of a Linux kernel. There is not a general purpose desktop. </text:span></text:p>
        <text:p text:style-name="P5"/>
        <text:p text:style-name="P5"/>
        <text:p text:style-name="P5"/>
        <text:p text:style-name="P4"><text:span text:style-name="T2">Implementation</text:span></text:p>
        <text:p text:style-name="P4"><text:span text:style-name="T4"><text:tab/>The car computer supports two feature sets. The first feature set is called Passenger Mode. Passenger Mode can be used by passengers or by the driver when the car is not in motion. This mode allows the use of general purpose computing. The second features set is called Driver Mode. Driver Mode has a restricted number of features with a simplified view and quick navigation. The feature sets are compatible with several different hardware configurations.</text:span> </text:p>
        <text:p text:style-name="P4"><text:span text:style-name="T4"><text:tab/>The car computer is a permanent fixture on the dashboard. There are several factors that must be considered: size, sound, heat, and power consumption. To minimize size, it uses a fan-less, mini-ITX form factor case. A fan-less case is much quieter but it has poor heat dispersion. The computer is powered by the car's battery through a specialized power supply which is designed to handle unstable electrical conditions. To drain as little battery power as possible, the car computer utilizes an Intel Atom processor which requires less power than most desktop or laptop processors. Additionally, the car computer utilizes an internal flash drive or a USB key drive for storage. These drivers are quieter, require less power, and generate less heat than a magnetic disk. A USB key drive is lower cost than an internal flash drive but it's read and write speed is restricted by the USB 2.0 interface.</text:span> </text:p>
        <text:p text:style-name="P4"><text:span text:style-name="T4"><text:tab/>The most expensive hardware configuration for the car computer includes a mounted touchscreen for the driver and a mounted touchscreen for the passenger. This configuration is the most compact because there is no need for external input devices. Also, it allows the driver and passenger to utilize different modes at the same time. A graphics card that supports dual-head displays would generate a lot of heat. Instead, a USB touchscreen is used for the passenger's monitor. An internal flash drive is used in this configuration.</text:span> </text:p>
        <text:p text:style-name="P4"><text:span text:style-name="T4"><text:tab/>The cheapest configuration uses a single LCD screen mounted in the center of the dashboard on a pivot. A pivot allows the screen to be turned towards the passenger or the driver for better visibility. In this configuration, the software is able to switch quickly between modes. A USB key drive is used in this configuration. Input devices are a significant consideration for this configuration because driver distractions have recently become a hot issue. The driver uses a keypad which is mounted near the steering wheel. A keypad is preferred because it provides instantaneous responses instead of requiring the driver to watch a pointing devices as it moves across the screen. The passenger uses a mini keyboard with a built in trackball. </text:span></text:p>
        <text:p text:style-name="P4"><text:span text:style-name="T4"><text:tab/>There are many intermediate configurations. Any of the features of the previously mentioned configurations can potentially be mixed together. Also, a wide range of external devices are supported. All configurations can optionally support wireless networking and Bluetooth connectivity through USB adapters. Wireless networking allows the Passenger Mode to access the internet when the car is near a wireless access point. Additionally, through the wireless networking, the car computer can be connected to a home computer.</text:span> </text:p>
        <text:p text:style-name="P4"><text:span text:style-name="T4"><text:tab/>The operating system for the computer is based on the Fedora 11 distribution of Linux. Using a mature, general purpose operating system provides the support needed for hardware devices. On the other hand, using Fedora necessitates removing components that are irrelevant to the car computer. Fedora provides tools to create a customization distribution. Additionally, the boot sequence for Fedora is customized to be both as quick as possible and as smooth as possible. The car computer boots into a usable state without any need to log in to the system. A Linux kernel with a minimized configuration is included in the distribution for the car computer to speed up the boot sequence.</text:span> </text:p>
        <text:p text:style-name="P4"><text:span text:style-name="T4"><text:tab/>The custom distribution of Fedora used by the car computer includes Gnome desktop, the Firefox web browser, the Thunderbird email client, the Rhythmbox music player, the Totem movie player, and ether Navit or GpsDrive for a GPS client. A to-do list editor that creates events for the Driver Mode software is also included. This software is only usable under the Passenger Mode.</text:span> </text:p>
        <text:p text:style-name="P4"><text:span text:style-name="T4"><text:tab/>The Driver Mode uses software developed using the PyQt4 widget set. The Driver Mode software supports navigation with key presses and pointer devices. Pointer devices are primarily supported for touchscreens. Also, voice sounds associated with the interface provide non-visual cues to the driver. The Driver Mode software allows the driver to play music through Rhtyhmbox using a simplified interface. Rhythmbox is controlled by the Driver Mode software using the D-bus interface. Additionally, the Driver Mode software displays the currently playing song and to-do upcoming events. Finally, the Driver Mode software can also launch the GPS client.</text:span> </text:p>
        <text:p text:style-name="P4"/>
        <text:p text:style-name="P4"/>
        <text:p text:style-name="P4"><text:span text:style-name="T2">Evaluation</text:span></text:p>
        <text:p text:style-name="P4"><text:span text:style-name="T4"><text:tab/>This project focuses on prototyping the car computer operating system using the Qemu emulator. Some of the criteria of interest are the size of the Linux distribution, the amount of time it takes to boot the system, the amount of memory the system uses, the responsiveness of the user interface, and the amount of time the driver needs to look at the Driver Mode software to access its functions. The size, boot time, and memory usage can be measured under Qemu and compared to a standard Fedora distribution. The system should not take longer than 10 seconds to boot and 5 seconds would be preferred. The responsiveness of the Driver Mode software can be measured by the amount of time it takes to launch the software and the amount of time it takes to switch between different views within the software. It should not take the Driver Mode software longer than a second to load. Unfortunately, the amount of time the driver spends looking at the Driver Mode software may not be measurable for this project.</text:span><text:span text:style-name="T2"> </text:span></text:p>
        <text:p text:style-name="P4"/>
        <text:p text:style-name="P4"/>
        <text:p text:style-name="P4"><text:span text:style-name="T2">Conclusion</text:span> </text:p>
        <text:p text:style-name="P6"><text:span text:style-name="T4"><text:tab/>A car computer based on Linux is cost-effective and feature rich. Many different hardware configurations are possible. However, it is necessary to use custom software to make selective features available to the driver.</text:span> </text:p>
        <text:p text:style-name="P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New" svg:font-family="Courier New"/>
    <style:font-face style:name="Verdana" svg:font-family="Verdana"/>
  </office:font-face-decls>
  <office:styles>
    <style:style style:name="writely-toc-upper-alpha" style:family="paragraph" style:parent-style-name="Standard" style:next-style-name="writely-toc-upper-alpha">
      <style:paragraph-properties fo:background-color="#ffffff"/>
      <style:text-properties fo:background-color="#ffffff"/>
    </style:style>
    <style:style style:name="Img" style:family="paragraph" style:parent-style-name="Standard" style:next-style-name="Img">
      <style:paragraph-properties fo:background-color="#ffffff"/>
      <style:text-properties fo:background-color="#ffffff"/>
    </style:style>
    <style:style style:name="writely-toc-upper-roman" style:family="paragraph" style:parent-style-name="Standard" style:next-style-name="writely-toc-upper-roman">
      <style:paragraph-properties fo:background-color="#ffffff"/>
      <style:text-properties fo:background-color="#ffffff"/>
    </style:style>
    <style:style style:name="Select" style:family="paragraph" style:parent-style-name="Standard" style:next-style-name="Select">
      <style:paragraph-properties fo:background-color="#ffffff" fo:margin-top="0cm" fo:margin-bottom="0cm"/>
      <style:text-properties fo:background-color="#ffffff"/>
    </style:style>
    <style:style style:name="writely-toc-none" style:family="paragraph" style:parent-style-name="Standard" style:next-style-name="writely-toc-none">
      <style:paragraph-properties fo:background-color="#ffffff"/>
      <style:text-properties fo:background-color="#ffffff"/>
    </style:style>
    <style:style style:name="writely-toc-decimal" style:family="paragraph" style:parent-style-name="Standard" style:next-style-name="writely-toc-decimal">
      <style:paragraph-properties fo:background-color="#ffffff"/>
      <style:text-properties fo:background-color="#ffffff"/>
    </style:style>
    <style:style style:name="Heading 1" style:family="paragraph" style:parent-style-name="Standard" style:next-style-name="Heading 1">
      <style:paragraph-properties fo:background-color="#ffffff" fo:margin-left="0.159cm" fo:margin-right="0.159cm" fo:margin-top="0.159cm" fo:margin-bottom="0.159cm" fo:keep-with-next="always"/>
      <style:text-properties style:font-name="Verdana" fo:font-size="18pt" fo:font-weight="bold" fo:background-color="#ffffff"/>
    </style:style>
    <style:style style:name="pb" style:family="paragraph" style:parent-style-name="Standard" style:next-style-name="pb">
      <style:paragraph-properties fo:background-color="#ffffff"/>
      <style:text-properties fo:background-color="#ffffff"/>
    </style:style>
    <style:style style:name="Ol_writely-toc-subheading" style:family="paragraph" style:parent-style-name="Ol" style:next-style-name="Ol_writely-toc-subheading">
      <style:paragraph-properties fo:background-color="#ffffff"/>
      <style:text-properties fo:font-weight="normal" fo:background-color="#ffffff"/>
    </style:style>
    <style:style style:name="Address" style:family="paragraph" style:parent-style-name="Standard" style:next-style-name="Address">
      <style:paragraph-properties fo:background-color="#ffffff" fo:margin-top="0cm" fo:margin-bottom="0cm"/>
      <style:text-properties fo:background-color="#ffffff"/>
    </style:style>
    <style:style style:name="Heading 4" style:family="paragraph" style:parent-style-name="Standard" style:next-style-name="Heading 4">
      <style:paragraph-properties fo:background-color="#ffffff" fo:margin-left="0.159cm" fo:margin-right="0.159cm" fo:margin-top="0.159cm" fo:margin-bottom="0.159cm" fo:keep-with-next="always"/>
      <style:text-properties style:font-name="Verdana" fo:font-size="10pt" fo:font-weight="bold" fo:background-color="#ffffff"/>
    </style:style>
    <style:style style:name="Pre" style:family="paragraph" style:parent-style-name="Standard" style:next-style-name="Pre">
      <style:paragraph-properties fo:background-color="#ffffff" fo:margin-left="0cm" fo:margin-right="0cm" fo:margin-top="0cm" fo:margin-bottom="0cm"/>
      <style:text-properties style:font-name="Courier New" fo:background-color="#ffffff"/>
    </style:style>
    <style:style style:name="webkit-indent-blockquote" style:family="paragraph" style:parent-style-name="Standard" style:next-style-name="webkit-indent-blockquote">
      <style:paragraph-properties fo:background-color="#ffffff"/>
      <style:text-properties fo:background-color="#ffffff"/>
    </style:style>
    <style:style style:name="Hr_pb" style:family="paragraph" style:parent-style-name="Standard" style:next-style-name="Hr_pb">
      <style:paragraph-properties fo:background-color="#ffffff"/>
      <style:text-properties fo:background-color="#ffffff"/>
    </style:style>
    <style:style style:name="Tr" style:family="paragraph" style:parent-style-name="Standard" style:next-style-name="Tr">
      <style:paragraph-properties fo:text-align="left" fo:background-color="#ffffff"/>
      <style:text-properties fo:background-color="#ffffff"/>
    </style:style>
    <style:style style:name="Standard" style:family="paragraph" style:next-style-name="Standard">
      <style:paragraph-properties fo:background-color="#ffffff" fo:widows="2" fo:orphans="2" fo:margin-left="0cm" fo:margin-right="0cm" fo:margin-top="0cm" fo:margin-bottom="0cm"/>
      <style:text-properties style:font-name="Verdana" fo:font-size="14pt" fo:language="ru" fo:country="RU" fo:background-color="#ffffff"/>
    </style:style>
    <style:style style:name="Table" style:family="paragraph" style:parent-style-name="Standard" style:next-style-name="Table">
      <style:paragraph-properties fo:background-color="#ffffff"/>
      <style:text-properties fo:background-color="#ffffff"/>
    </style:style>
    <style:style style:name="Hr_pb_0" style:family="paragraph" style:parent-style-name="Standard" style:next-style-name="Hr_pb_0">
      <style:paragraph-properties fo:background-color="#ffffff"/>
      <style:text-properties fo:background-color="#ffffff"/>
    </style:style>
    <style:style style:name="Heading 2" style:family="paragraph" style:parent-style-name="Standard" style:next-style-name="Heading 2">
      <style:paragraph-properties fo:background-color="#ffffff" fo:margin-left="0.159cm" fo:margin-right="0.159cm" fo:margin-top="0.159cm" fo:margin-bottom="0.159cm" fo:keep-with-next="always"/>
      <style:text-properties style:font-name="Verdana" fo:font-size="14pt" fo:font-style="italic" fo:font-weight="bold" fo:background-color="#ffffff"/>
    </style:style>
    <style:style style:name="Heading 3" style:family="paragraph" style:parent-style-name="Standard" style:next-style-name="Heading 3">
      <style:paragraph-properties fo:background-color="#ffffff" fo:margin-left="0.159cm" fo:margin-right="0.159cm" fo:margin-top="0.159cm" fo:margin-bottom="0.159cm" fo:keep-with-next="always"/>
      <style:text-properties style:font-name="Verdana" fo:font-size="12pt" fo:font-weight="bold" fo:background-color="#ffffff"/>
    </style:style>
    <style:style style:name="Div" style:family="paragraph" style:parent-style-name="Standard" style:next-style-name="Div">
      <style:paragraph-properties fo:background-color="#ffffff" fo:margin-top="0cm" fo:margin-bottom="0cm"/>
      <style:text-properties fo:background-color="#ffffff"/>
    </style:style>
    <style:style style:name="Heading 5" style:family="paragraph" style:parent-style-name="Standard" style:next-style-name="Heading 5">
      <style:paragraph-properties fo:background-color="#ffffff" fo:margin-left="0.159cm" fo:margin-right="0.159cm" fo:margin-top="0.159cm" fo:margin-bottom="0.159cm"/>
      <style:text-properties style:font-name="Verdana" fo:font-size="8pt" fo:font-style="italic" fo:font-weight="bold" fo:background-color="#ffffff"/>
    </style:style>
    <style:style style:name="Heading 6" style:family="paragraph" style:parent-style-name="Standard" style:next-style-name="Heading 6">
      <style:paragraph-properties fo:background-color="#ffffff" fo:margin-left="0.159cm" fo:margin-right="0.159cm" fo:margin-top="0.159cm" fo:margin-bottom="0.159cm"/>
      <style:text-properties style:font-name="Verdana" fo:font-size="8pt" fo:font-weight="bold" fo:background-color="#ffffff"/>
    </style:style>
    <style:style style:name="Li" style:family="paragraph" style:parent-style-name="Standard" style:next-style-name="Li">
      <style:paragraph-properties fo:background-color="#ffffff" fo:margin-top="0cm" fo:margin-bottom="0cm"/>
      <style:text-properties fo:background-color="#ffffff"/>
    </style:style>
    <style:style style:name="writely-toc-lower-alpha" style:family="paragraph" style:parent-style-name="Standard" style:next-style-name="writely-toc-lower-alpha">
      <style:paragraph-properties fo:background-color="#ffffff"/>
      <style:text-properties fo:background-color="#ffffff"/>
    </style:style>
    <style:style style:name="Blockquote" style:family="paragraph" style:parent-style-name="Standard" style:next-style-name="Blockquote">
      <style:paragraph-properties fo:background-color="#ffffff"/>
      <style:text-properties fo:background-color="#ffffff"/>
    </style:style>
    <style:style style:name="Ol" style:family="paragraph" style:parent-style-name="Standard" style:next-style-name="Ol">
      <style:paragraph-properties fo:background-color="#ffffff" fo:margin-top="0cm" fo:margin-bottom="0cm"/>
      <style:text-properties fo:background-color="#ffffff"/>
    </style:style>
    <style:style style:name="writely-toc-lower-roman" style:family="paragraph" style:parent-style-name="Standard" style:next-style-name="writely-toc-lower-roman">
      <style:paragraph-properties fo:background-color="#ffffff"/>
      <style:text-properties fo:background-color="#ffffff"/>
    </style:style>
    <style:style style:name="Normal" style:family="paragraph">
      <style:paragraph-properties fo:widows="2" fo:orphans="2"/>
      <style:text-properties fo:font-size="12pt"/>
    </style:style>
    <style:style style:name="Option" style:family="paragraph" style:parent-style-name="Standard" style:next-style-name="Option">
      <style:paragraph-properties fo:background-color="#ffffff" fo:margin-top="0cm" fo:margin-bottom="0cm"/>
      <style:text-properties fo:background-color="#ffffff"/>
    </style:style>
    <style:style style:name="Ul" style:family="paragraph" style:parent-style-name="Standard" style:next-style-name="Ul">
      <style:paragraph-properties fo:background-color="#ffffff" fo:margin-top="0cm" fo:margin-bottom="0cm"/>
      <style:text-properties fo:background-color="#ffffff"/>
    </style:style>
    <style:style style:name="writely-toc-disc" style:family="paragraph" style:parent-style-name="Standard" style:next-style-name="writely-toc-disc">
      <style:paragraph-properties fo:background-color="#ffffff"/>
      <style:text-properties fo:background-color="#ffffff"/>
    </style:style>
  </office:styles>
  <office:automatic-styles>
    <style:page-layout style:name="Standard">
      <style:page-layout-properties fo:page-width="210.000000mm" fo:page-height="297.000000mm" style:print-orientation="portrait" fo:margin-top="2cm" fo:margin-bottom="2cm" fo:margin-left="3cm" fo:margin-right="1.5cm"/>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AbiWord</meta:generator>
    <dc:title>753 Proposal</dc:title>
  </office:meta>
</office:document-meta>
</file>